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async</text:span> <text:span text:style-name="T1">function</text:span> <text:span text:style-name="T2">main</text:span>() {</text:p>
      <text:p text:style-name="P1"><text:span text:style-name="T1">const</text:span> <text:span text:style-name="T3">Contract</text:span> <text:span text:style-name="T4">=</text:span> <text:span text:style-name="T5">await</text:span> <text:span text:style-name="T6">ethers</text:span>.<text:span text:style-name="T2">getContractFactory</text:span>(<text:span text:style-name="T7">"HealthDataSharing"</text:span>);</text:p>
      <text:p text:style-name="P1"><text:span text:style-name="T1">const</text:span> <text:span text:style-name="T3">contract</text:span> <text:span text:style-name="T4">=</text:span> <text:span text:style-name="T5">await</text:span> <text:span text:style-name="T3">Contract</text:span>.<text:span text:style-name="T2">deploy</text:span>();</text:p>
      <text:p text:style-name="P1"><text:span text:style-name="T5">await</text:span> <text:span text:style-name="T3">contract</text:span>.<text:span text:style-name="T2">deployed</text:span>();</text:p>
      <text:p text:style-name="P1"><text:span text:style-name="T6">console</text:span>.<text:span text:style-name="T2">log</text:span>(<text:span text:style-name="T7">"Contract deployed to address:"</text:span>, <text:span text:style-name="T3">contract</text:span>.<text:span text:style-name="T6">address</text:span>);</text:p>
      <text:p text:style-name="P1">}</text:p>
      <text:p text:style-name="P2"/>
      <text:p text:style-name="P1"><text:span text:style-name="T2">main</text:span>()</text:p>
      <text:p text:style-name="P1">.<text:span text:style-name="T2">then</text:span>(() <text:span text:style-name="T1">=&gt;</text:span> <text:span text:style-name="T6">process</text:span>.<text:span text:style-name="T2">exit</text:span>(<text:span text:style-name="T8">0</text:span>))</text:p>
      <text:p text:style-name="P1">.<text:span text:style-name="T2">catch</text:span>((<text:span text:style-name="T6">error</text:span>) <text:span text:style-name="T1">=&gt;</text:span> {</text:p>
      <text:p text:style-name="P1"><text:span text:style-name="T6">console</text:span>.<text:span text:style-name="T2">error</text:span>(<text:span text:style-name="T6">error</text:span>);</text:p>
      <text:p text:style-name="P1"><text:span text:style-name="T6">process</text:span>.<text:span text:style-name="T2">exit</text:span>(<text:span text:style-name="T8">1</text:span>);</text:p>
      <text:p text:style-name="P1">}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0:05:48.726720746</meta:creation-date>
    <dc:date>2024-08-27T00:06:10.093582781</dc:date>
    <meta:editing-duration>PT22S</meta:editing-duration>
    <meta:editing-cycles>1</meta:editing-cycles>
    <meta:document-statistic meta:table-count="0" meta:image-count="0" meta:object-count="0" meta:page-count="1" meta:paragraph-count="12" meta:word-count="32" meta:character-count="317" meta:non-whitespace-character-count="297"/>
    <meta:generator>LibreOffice/7.3.7.2$Linux_X86_64 LibreOffice_project/30$Build-2</meta:generator>
  </office:meta>
</office:document-meta>
</file>